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76197" officeooo:paragraph-rsid="00088139"/>
    </style:style>
    <style:style style:name="P2" style:family="paragraph" style:parent-style-name="Standard" style:list-style-name="L2">
      <style:text-properties officeooo:rsid="00076197" officeooo:paragraph-rsid="00092924"/>
    </style:style>
    <style:style style:name="P3" style:family="paragraph" style:parent-style-name="Standard" style:list-style-name="L3">
      <style:text-properties officeooo:rsid="00076197" officeooo:paragraph-rsid="00092924"/>
    </style:style>
    <style:style style:name="T1" style:family="text">
      <style:text-properties officeooo:rsid="000929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king turns protocols</text:p>
      <text:p text:style-name="P1"/>
      <text:p text:style-name="P1">Polling protocol</text:p>
      <text:list xml:id="list1182908374" text:style-name="L2">
        <text:list-item>
          <text:p text:style-name="P2"><text:span text:style-name="T1">Disadvantaes</text:span></text:p>
          <text:list>
            <text:list-item>
              <text:p text:style-name="P2"><text:span text:style-name="T1">A node must wait until it is polled even if it is the only active node.</text:span></text:p>
            </text:list-item>
            <text:list-item>
              <text:p text:style-name="P2"><text:span text:style-name="T1">The entire channel becomes inpoerative if the master goes down</text:span></text:p>
            </text:list-item>
          </text:list>
        </text:list-item>
      </text:list>
      <text:p text:style-name="P1"/>
      <text:p text:style-name="P1">Token passing protocol</text:p>
      <text:list xml:id="list1035122527" text:style-name="L3">
        <text:list-item>
          <text:p text:style-name="P3"><text:span text:style-name="T1">Failute of one node renders the entire channel inoperative</text:span></text:p>
        </text:list-item>
        <text:list-item>
          <text:p text:style-name="P3"><text:span text:style-name="T1">Types</text:span></text:p>
          <text:list>
            <text:list-item>
              <text:p text:style-name="P3"><text:span text:style-name="T1">FDDi – Destination node removes token. Used for larger LANS and MANS</text:span></text:p>
            </text:list-item>
            <text:list-item>
              <text:p text:style-name="P3"><text:span text:style-name="T1">IEEE 802.5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5T13:24:52</meta:creation-date>
    <dc:title>T1</dc:title>
    <meta:editing-duration>P0D</meta:editing-duration>
    <meta:editing-cycles>3</meta:editing-cycles>
    <meta:generator>LibreOffice/3.6$Linux_x86 LibreOffice_project/360m1$Build-2</meta:generator>
    <meta:initial-creator>Kempa </meta:initial-creator>
    <dc:date>2013-03-15T13:47:47</dc:date>
    <dc:creator>Kempa </dc:creator>
    <meta:document-statistic meta:table-count="0" meta:image-count="0" meta:object-count="0" meta:page-count="1" meta:paragraph-count="10" meta:word-count="67" meta:character-count="354" meta:non-whitespace-character-count="305"/>
    <meta:template xlink:type="simple" xlink:actuate="onRequest" xlink:title="T1" xlink:href="../../../../.config/libreoffice/3/user/template/T1.ott" meta:date="2013-03-15T13:24:50"/>
  </office:meta>
</office:document-meta>
</file>